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officeooo:paragraph-rsid="001b72f4"/>
    </style:style>
    <style:style style:name="P4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P5" style:family="paragraph" style:parent-style-name="Table_20_Contents">
      <style:text-properties fo:font-weight="normal" officeooo:rsid="0023f3a3" officeooo:paragraph-rsid="0023f3a3" style:font-weight-asian="normal" style:font-weight-complex="normal"/>
    </style:style>
    <style:style style:name="P6" style:family="paragraph" style:parent-style-name="Table_20_Contents">
      <style:text-properties fo:font-weight="normal" officeooo:rsid="002a84fa" officeooo:paragraph-rsid="002a84fa" style:font-weight-asian="normal" style:font-weight-complex="normal"/>
    </style:style>
    <style:style style:name="P7" style:family="paragraph" style:parent-style-name="Table_20_Contents">
      <style:text-properties officeooo:paragraph-rsid="002a84fa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206cce" style:font-weight-asian="normal" style:font-weight-complex="normal"/>
    </style:style>
    <style:style style:name="T6" style:family="text">
      <style:text-properties fo:font-weight="normal" officeooo:rsid="00229130" style:font-weight-asian="normal" style:font-weight-complex="normal"/>
    </style:style>
    <style:style style:name="T7" style:family="text">
      <style:text-properties fo:font-weight="normal" officeooo:rsid="0026ce55" style:font-weight-asian="normal" style:font-weight-complex="normal"/>
    </style:style>
    <style:style style:name="T8" style:family="text">
      <style:text-properties fo:font-weight="normal" officeooo:rsid="002a84fa" style:font-weight-asian="normal" style:font-weight-complex="normal"/>
    </style:style>
    <style:style style:name="T9" style:family="text">
      <style:text-properties fo:font-weight="bold" officeooo:rsid="0016c4c3" style:font-weight-asian="bold" style:font-weight-complex="bold"/>
    </style:style>
    <style:style style:name="T10" style:family="text">
      <style:text-properties officeooo:rsid="0026ce55"/>
    </style:style>
    <style:style style:name="T11" style:family="text">
      <style:text-properties officeooo:rsid="002a84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text:span text:style-name="T1">Hovring</text:span></text:p>
          </table:table-cell>
          <table:table-cell table:style-name="Table1.B1" office:value-type="string">
            <text:p text:style-name="P2"><text:span text:style-name="T9">DATO: </text:span><text:span text:style-name="T8">30.03</text:span><text:span text:style-name="T1">.2</text:span><text:span text:style-name="T6">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4">(stå stille i luften)</text:span><text:span text:style-name="T6">. </text:span><text:span text:style-name="T8">Tester på nytt for å bekrefte forrige vellykede resultat.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1369121305" text:style-name="L1">
              <text:list-item>
                <text:p text:style-name="P4">Drone på</text:p>
              </text:list-item>
              <text:list-item>
                <text:p text:style-name="P4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3"><text:span text:style-name="T4">Dronen står stille over et gitt p</text:span><text:span text:style-name="T7">unkt</text:span><text:span text:style-name="T4"> i fast høyd</text:span><text:span text:style-name="T5">e.</text:span>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6"><text:span text:style-name="T10">D</text:span>ronen gikk i GUIDED mode og begynte å kjøre avgårde. Etter noen meter fikk den GPS-feil og begynte å lande, men den skjente fortsatt avgårde og endte i et tre.</text:p>
            <text:p text:style-name="P6"/>
            <text:p text:style-name="P7"><text:span text:style-name="T8">Testen var ikke vellykket.</text:span>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5"><text:s/><text:span text:style-name="T11">Prøve å kontrollere dronen fra den PC-en vi brukte forrige gang, for å se om problemet ligger i konfigurasjonen av bakkestasjon.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4-01T16:35:07.942203384</dc:date>
    <meta:editing-duration>PT57M5S</meta:editing-duration>
    <meta:editing-cycles>13</meta:editing-cycles>
    <meta:generator>LibreOffice/6.4.1.2$Linux_X86_64 LibreOffice_project/40$Build-2</meta:generator>
    <meta:document-statistic meta:table-count="1" meta:image-count="0" meta:object-count="0" meta:page-count="1" meta:paragraph-count="14" meta:word-count="109" meta:character-count="630" meta:non-whitespace-character-count="536"/>
  </office:meta>
</office:document-meta>
</file>